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[.A1]+2*[.A2]+[.A3]*4+[.A4]*8+[.A5]*16+[.A6]*32+[.A7]*64+[.A8]*128" office:value-type="float" office:value="252" calcext:value-type="float">
            <text:p>252</text:p>
          </table:table-cell>
          <table:table-cell table:formula="of:=[.B1]+2*[.B2]+[.B3]*4+[.B4]*8+[.B5]*16+[.B6]*32+[.B7]*64+[.B8]*128" office:value-type="float" office:value="254" calcext:value-type="float">
            <text:p>254</text:p>
          </table:table-cell>
          <table:table-cell table:formula="of:=[.C1]+2*[.C2]+[.C3]*4+[.C4]*8+[.C5]*16+[.C6]*32+[.C7]*64+[.C8]*128" office:value-type="float" office:value="7" calcext:value-type="float">
            <text:p>7</text:p>
          </table:table-cell>
          <table:table-cell table:formula="of:=[.D1]+2*[.D2]+[.D3]*4+[.D4]*8+[.D5]*16+[.D6]*32+[.D7]*64+[.D8]*128" office:value-type="float" office:value="131" calcext:value-type="float">
            <text:p>131</text:p>
          </table:table-cell>
          <table:table-cell table:formula="of:=[.E1]+2*[.E2]+[.E3]*4+[.E4]*8+[.E5]*16+[.E6]*32+[.E7]*64+[.E8]*128" office:value-type="float" office:value="195" calcext:value-type="float">
            <text:p>195</text:p>
          </table:table-cell>
          <table:table-cell table:formula="of:=[.F1]+2*[.F2]+[.F3]*4+[.F4]*8+[.F5]*16+[.F6]*32+[.F7]*64+[.F8]*128" office:value-type="float" office:value="99" calcext:value-type="float">
            <text:p>99</text:p>
          </table:table-cell>
          <table:table-cell table:formula="of:=[.G1]+2*[.G2]+[.G3]*4+[.G4]*8+[.G5]*16+[.G6]*32+[.G7]*64+[.G8]*128" office:value-type="float" office:value="51" calcext:value-type="float">
            <text:p>51</text:p>
          </table:table-cell>
          <table:table-cell table:formula="of:=[.H1]+2*[.H2]+[.H3]*4+[.H4]*8+[.H5]*16+[.H6]*32+[.H7]*64+[.H8]*128" office:value-type="float" office:value="31" calcext:value-type="float">
            <text:p>31</text:p>
          </table:table-cell>
          <table:table-cell table:formula="of:=[.I1]+2*[.I2]+[.I3]*4+[.I4]*8+[.I5]*16+[.I6]*32+[.I7]*64+[.I8]*128" office:value-type="float" office:value="254" calcext:value-type="float">
            <text:p>254</text:p>
          </table:table-cell>
          <table:table-cell table:formula="of:=[.J1]+2*[.J2]+[.J3]*4+[.J4]*8+[.J5]*16+[.J6]*32+[.J7]*64+[.J8]*128" office:value-type="float" office:value="252" calcext:value-type="float">
            <text:p>252</text:p>
          </table:table-cell>
          <table:table-cell table:formula="of:=DEC2HEX([.K1])" office:value-type="string" office:string-value="FC" calcext:value-type="string">
            <text:p>FC</text:p>
          </table:table-cell>
          <table:table-cell table:formula="of:=DEC2HEX([.L1])" office:value-type="string" office:string-value="FE" calcext:value-type="string">
            <text:p>FE</text:p>
          </table:table-cell>
          <table:table-cell table:formula="of:=DEC2HEX([.M1])" office:value-type="string" office:string-value="7" calcext:value-type="string">
            <text:p>7</text:p>
          </table:table-cell>
          <table:table-cell table:formula="of:=DEC2HEX([.N1])" office:value-type="string" office:string-value="83" calcext:value-type="string">
            <text:p>83</text:p>
          </table:table-cell>
          <table:table-cell table:formula="of:=DEC2HEX([.O1])" office:value-type="string" office:string-value="C3" calcext:value-type="string">
            <text:p>C3</text:p>
          </table:table-cell>
          <table:table-cell table:formula="of:=DEC2HEX([.P1])" office:value-type="string" office:string-value="63" calcext:value-type="string">
            <text:p>63</text:p>
          </table:table-cell>
          <table:table-cell table:formula="of:=DEC2HEX([.Q1])" office:value-type="string" office:string-value="33" calcext:value-type="string">
            <text:p>33</text:p>
          </table:table-cell>
          <table:table-cell table:formula="of:=DEC2HEX([.R1])" office:value-type="string" office:string-value="1F" calcext:value-type="string">
            <text:p>1F</text:p>
          </table:table-cell>
          <table:table-cell table:formula="of:=DEC2HEX([.S1])" office:value-type="string" office:string-value="FE" calcext:value-type="string">
            <text:p>FE</text:p>
          </table:table-cell>
          <table:table-cell table:formula="of:=DEC2HEX([.T1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A9]+2*[.A10]+[.A11]*4+[.A12]*8+[.A13]*16+[.A14]*32+[.A15]*64+[.A16]*128" office:value-type="float" office:value="15" calcext:value-type="float">
            <text:p>15</text:p>
          </table:table-cell>
          <table:table-cell table:formula="of:=[.B9]+2*[.B10]+[.B11]*4+[.B12]*8+[.B13]*16+[.B14]*32+[.B15]*64+[.B16]*128" office:value-type="float" office:value="31" calcext:value-type="float">
            <text:p>31</text:p>
          </table:table-cell>
          <table:table-cell table:formula="of:=[.C9]+2*[.C10]+[.C11]*4+[.C12]*8+[.C13]*16+[.C14]*32+[.C15]*64+[.C16]*128" office:value-type="float" office:value="59" calcext:value-type="float">
            <text:p>59</text:p>
          </table:table-cell>
          <table:table-cell table:formula="of:=[.D9]+2*[.D10]+[.D11]*4+[.D12]*8+[.D13]*16+[.D14]*32+[.D15]*64+[.D16]*128" office:value-type="float" office:value="49" calcext:value-type="float">
            <text:p>49</text:p>
          </table:table-cell>
          <table:table-cell table:formula="of:=[.E9]+2*[.E10]+[.E11]*4+[.E12]*8+[.E13]*16+[.E14]*32+[.E15]*64+[.E16]*128" office:value-type="float" office:value="48" calcext:value-type="float">
            <text:p>48</text:p>
          </table:table-cell>
          <table:table-cell table:formula="of:=[.F9]+2*[.F10]+[.F11]*4+[.F12]*8+[.F13]*16+[.F14]*32+[.F15]*64+[.F16]*128" office:value-type="float" office:value="48" calcext:value-type="float">
            <text:p>48</text:p>
          </table:table-cell>
          <table:table-cell table:formula="of:=[.G9]+2*[.G10]+[.G11]*4+[.G12]*8+[.G13]*16+[.G14]*32+[.G15]*64+[.G16]*128" office:value-type="float" office:value="48" calcext:value-type="float">
            <text:p>48</text:p>
          </table:table-cell>
          <table:table-cell table:formula="of:=[.H9]+2*[.H10]+[.H11]*4+[.H12]*8+[.H13]*16+[.H14]*32+[.H15]*64+[.H16]*128" office:value-type="float" office:value="56" calcext:value-type="float">
            <text:p>56</text:p>
          </table:table-cell>
          <table:table-cell table:formula="of:=[.I9]+2*[.I10]+[.I11]*4+[.I12]*8+[.I13]*16+[.I14]*32+[.I15]*64+[.I16]*128" office:value-type="float" office:value="31" calcext:value-type="float">
            <text:p>31</text:p>
          </table:table-cell>
          <table:table-cell table:formula="of:=[.J9]+2*[.J10]+[.J11]*4+[.J12]*8+[.J13]*16+[.J14]*32+[.J15]*64+[.J16]*128" office:value-type="float" office:value="15" calcext:value-type="float">
            <text:p>15</text:p>
          </table:table-cell>
          <table:table-cell table:formula="of:=DEC2HEX([.K9])" office:value-type="string" office:string-value="F" calcext:value-type="string">
            <text:p>F</text:p>
          </table:table-cell>
          <table:table-cell table:formula="of:=DEC2HEX([.L9])" office:value-type="string" office:string-value="1F" calcext:value-type="string">
            <text:p>1F</text:p>
          </table:table-cell>
          <table:table-cell table:formula="of:=DEC2HEX([.M9])" office:value-type="string" office:string-value="3B" calcext:value-type="string">
            <text:p>3B</text:p>
          </table:table-cell>
          <table:table-cell table:formula="of:=DEC2HEX([.N9])" office:value-type="string" office:string-value="31" calcext:value-type="string">
            <text:p>31</text:p>
          </table:table-cell>
          <table:table-cell table:formula="of:=DEC2HEX([.O9])" office:value-type="string" office:string-value="30" calcext:value-type="string">
            <text:p>30</text:p>
          </table:table-cell>
          <table:table-cell table:formula="of:=DEC2HEX([.P9])" office:value-type="string" office:string-value="30" calcext:value-type="string">
            <text:p>30</text:p>
          </table:table-cell>
          <table:table-cell table:formula="of:=DEC2HEX([.Q9])" office:value-type="string" office:string-value="30" calcext:value-type="string">
            <text:p>30</text:p>
          </table:table-cell>
          <table:table-cell table:formula="of:=DEC2HEX([.R9])" office:value-type="string" office:string-value="38" calcext:value-type="string">
            <text:p>38</text:p>
          </table:table-cell>
          <table:table-cell table:formula="of:=DEC2HEX([.S9])" office:value-type="string" office:string-value="1F" calcext:value-type="string">
            <text:p>1F</text:p>
          </table:table-cell>
          <table:table-cell table:formula="of:=DEC2HEX([.T9])" office:value-type="string" office:string-value="F" calcext:value-type="string">
            <text:p>F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2"/>
        </table:table-row>
      </table:table>
      <table:table table:name="Tabelle2" table:style-name="ta1">
        <table:table-column table:style-name="co1" table:number-columns-repeated="15" table:default-cell-style-name="Default"/>
        <table:table-column table:style-name="co4" table:number-columns-repeated="30" table:default-cell-style-name="Default"/>
        <table:table-row table:style-name="ro1">
          <table:table-cell table:number-columns-repeated="15"/>
          <table:table-cell table:formula="of:=[.A1]+2*[.A2]+[.A3]*4+[.A4]*8+[.A5]*16+[.A6]*32+[.A7]*64+[.A8]*128" office:value-type="float" office:value="128" calcext:value-type="float">
            <text:p>128</text:p>
          </table:table-cell>
          <table:table-cell table:formula="of:=[.B1]+2*[.B2]+[.B3]*4+[.B4]*8+[.B5]*16+[.B6]*32+[.B7]*64+[.B8]*128" office:value-type="float" office:value="240" calcext:value-type="float">
            <text:p>240</text:p>
          </table:table-cell>
          <table:table-cell table:formula="of:=[.C1]+2*[.C2]+[.C3]*4+[.C4]*8+[.C5]*16+[.C6]*32+[.C7]*64+[.C8]*128" office:value-type="float" office:value="14" calcext:value-type="float">
            <text:p>14</text:p>
          </table:table-cell>
          <table:table-cell table:formula="of:=[.D1]+2*[.D2]+[.D3]*4+[.D4]*8+[.D5]*16+[.D6]*32+[.D7]*64+[.D8]*128" office:value-type="float" office:value="6" calcext:value-type="float">
            <text:p>6</text:p>
          </table:table-cell>
          <table:table-cell table:formula="of:=[.E1]+2*[.E2]+[.E3]*4+[.E4]*8+[.E5]*16+[.E6]*32+[.E7]*64+[.E8]*128" office:value-type="float" office:value="134" calcext:value-type="float">
            <text:p>134</text:p>
          </table:table-cell>
          <table:table-cell table:formula="of:=[.F1]+2*[.F2]+[.F3]*4+[.F4]*8+[.F5]*16+[.F6]*32+[.F7]*64+[.F8]*128" office:value-type="float" office:value="198" calcext:value-type="float">
            <text:p>198</text:p>
          </table:table-cell>
          <table:table-cell table:formula="of:=[.G1]+2*[.G2]+[.G3]*4+[.G4]*8+[.G5]*16+[.G6]*32+[.G7]*64+[.G8]*128" office:value-type="float" office:value="102" calcext:value-type="float">
            <text:p>102</text:p>
          </table:table-cell>
          <table:table-cell table:formula="of:=[.H1]+2*[.H2]+[.H3]*4+[.H4]*8+[.H5]*16+[.H6]*32+[.H7]*64+[.H8]*128" office:value-type="float" office:value="62" calcext:value-type="float">
            <text:p>62</text:p>
          </table:table-cell>
          <table:table-cell table:formula="of:=[.I1]+2*[.I2]+[.I3]*4+[.I4]*8+[.I5]*16+[.I6]*32+[.I7]*64+[.I8]*128" office:value-type="float" office:value="252" calcext:value-type="float">
            <text:p>252</text:p>
          </table:table-cell>
          <table:table-cell table:formula="of:=[.J1]+2*[.J2]+[.J3]*4+[.J4]*8+[.J5]*16+[.J6]*32+[.J7]*64+[.J8]*128" office:value-type="float" office:value="248" calcext:value-type="float">
            <text:p>248</text:p>
          </table:table-cell>
          <table:table-cell table:formula="of:=[.K1]+2*[.K2]+[.K3]*4+[.K4]*8+[.K5]*16+[.K6]*32+[.K7]*64+[.K8]*128" office:value-type="float" office:value="0" calcext:value-type="float">
            <text:p>0</text:p>
          </table:table-cell>
          <table:table-cell table:formula="of:=[.L1]+2*[.L2]+[.L3]*4+[.L4]*8+[.L5]*16+[.L6]*32+[.L7]*64+[.L8]*128" office:value-type="float" office:value="0" calcext:value-type="float">
            <text:p>0</text:p>
          </table:table-cell>
          <table:table-cell table:formula="of:=[.M1]+2*[.M2]+[.M3]*4+[.M4]*8+[.M5]*16+[.M6]*32+[.M7]*64+[.M8]*128" office:value-type="float" office:value="0" calcext:value-type="float">
            <text:p>0</text:p>
          </table:table-cell>
          <table:table-cell table:formula="of:=[.N1]+2*[.N2]+[.N3]*4+[.N4]*8+[.N5]*16+[.N6]*32+[.N7]*64+[.N8]*128" office:value-type="float" office:value="0" calcext:value-type="float">
            <text:p>0</text:p>
          </table:table-cell>
          <table:table-cell table:formula="of:=[.O1]+2*[.O2]+[.O3]*4+[.O4]*8+[.O5]*16+[.O6]*32+[.O7]*64+[.O8]*128" office:value-type="float" office:value="0" calcext:value-type="float">
            <text:p>0</text:p>
          </table:table-cell>
          <table:table-cell table:formula="of:=DEC2HEX([.P1])" office:value-type="string" office:string-value="80" calcext:value-type="string">
            <text:p>80</text:p>
          </table:table-cell>
          <table:table-cell table:formula="of:=DEC2HEX([.Q1])" office:value-type="string" office:string-value="F0" calcext:value-type="string">
            <text:p>F0</text:p>
          </table:table-cell>
          <table:table-cell table:formula="of:=DEC2HEX([.R1])" office:value-type="string" office:string-value="E" calcext:value-type="string">
            <text:p>E</text:p>
          </table:table-cell>
          <table:table-cell table:formula="of:=DEC2HEX([.S1])" office:value-type="string" office:string-value="6" calcext:value-type="string">
            <text:p>6</text:p>
          </table:table-cell>
          <table:table-cell table:formula="of:=DEC2HEX([.T1])" office:value-type="string" office:string-value="86" calcext:value-type="string">
            <text:p>86</text:p>
          </table:table-cell>
          <table:table-cell table:formula="of:=DEC2HEX([.U1])" office:value-type="string" office:string-value="C6" calcext:value-type="string">
            <text:p>C6</text:p>
          </table:table-cell>
          <table:table-cell table:formula="of:=DEC2HEX([.V1])" office:value-type="string" office:string-value="66" calcext:value-type="string">
            <text:p>66</text:p>
          </table:table-cell>
          <table:table-cell table:formula="of:=DEC2HEX([.W1])" office:value-type="string" office:string-value="3E" calcext:value-type="string">
            <text:p>3E</text:p>
          </table:table-cell>
          <table:table-cell table:formula="of:=DEC2HEX([.X1])" office:value-type="string" office:string-value="FC" calcext:value-type="string">
            <text:p>FC</text:p>
          </table:table-cell>
          <table:table-cell table:formula="of:=DEC2HEX([.Y1])" office:value-type="string" office:string-value="F8" calcext:value-type="string">
            <text:p>F8</text:p>
          </table:table-cell>
          <table:table-cell table:formula="of:=DEC2HEX([.Z1])" office:value-type="string" office:string-value="0" calcext:value-type="string">
            <text:p>0</text:p>
          </table:table-cell>
          <table:table-cell table:formula="of:=DEC2HEX([.AA1])" office:value-type="string" office:string-value="0" calcext:value-type="string">
            <text:p>0</text:p>
          </table:table-cell>
          <table:table-cell table:formula="of:=DEC2HEX([.AB1])" office:value-type="string" office:string-value="0" calcext:value-type="string">
            <text:p>0</text:p>
          </table:table-cell>
          <table:table-cell table:formula="of:=DEC2HEX([.AC1])" office:value-type="string" office:string-value="0" calcext:value-type="string">
            <text:p>0</text:p>
          </table:table-cell>
          <table:table-cell table:formula="of:=DEC2HEX([.AD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[.A9]+2*[.A10]+[.A11]*4+[.A12]*8+[.A13]*16+[.A14]*32+[.A15]*64+[.A16]*128" office:value-type="float" office:value="255" calcext:value-type="float">
            <text:p>255</text:p>
          </table:table-cell>
          <table:table-cell table:formula="of:=[.B9]+2*[.B10]+[.B11]*4+[.B12]*8+[.B13]*16+[.B14]*32+[.B15]*64+[.B16]*128" office:value-type="float" office:value="255" calcext:value-type="float">
            <text:p>255</text:p>
          </table:table-cell>
          <table:table-cell table:formula="of:=[.C9]+2*[.C10]+[.C11]*4+[.C12]*8+[.C13]*16+[.C14]*32+[.C15]*64+[.C16]*128" office:value-type="float" office:value="118" calcext:value-type="float">
            <text:p>118</text:p>
          </table:table-cell>
          <table:table-cell table:formula="of:=[.D9]+2*[.D10]+[.D11]*4+[.D12]*8+[.D13]*16+[.D14]*32+[.D15]*64+[.D16]*128" office:value-type="float" office:value="99" calcext:value-type="float">
            <text:p>99</text:p>
          </table:table-cell>
          <table:table-cell table:formula="of:=[.E9]+2*[.E10]+[.E11]*4+[.E12]*8+[.E13]*16+[.E14]*32+[.E15]*64+[.E16]*128" office:value-type="float" office:value="97" calcext:value-type="float">
            <text:p>97</text:p>
          </table:table-cell>
          <table:table-cell table:formula="of:=[.F9]+2*[.F10]+[.F11]*4+[.F12]*8+[.F13]*16+[.F14]*32+[.F15]*64+[.F16]*128" office:value-type="float" office:value="96" calcext:value-type="float">
            <text:p>96</text:p>
          </table:table-cell>
          <table:table-cell table:formula="of:=[.G9]+2*[.G10]+[.G11]*4+[.G12]*8+[.G13]*16+[.G14]*32+[.G15]*64+[.G16]*128" office:value-type="float" office:value="96" calcext:value-type="float">
            <text:p>96</text:p>
          </table:table-cell>
          <table:table-cell table:formula="of:=[.H9]+2*[.H10]+[.H11]*4+[.H12]*8+[.H13]*16+[.H14]*32+[.H15]*64+[.H16]*128" office:value-type="float" office:value="112" calcext:value-type="float">
            <text:p>112</text:p>
          </table:table-cell>
          <table:table-cell table:formula="of:=[.I9]+2*[.I10]+[.I11]*4+[.I12]*8+[.I13]*16+[.I14]*32+[.I15]*64+[.I16]*128" office:value-type="float" office:value="63" calcext:value-type="float">
            <text:p>63</text:p>
          </table:table-cell>
          <table:table-cell table:formula="of:=[.J9]+2*[.J10]+[.J11]*4+[.J12]*8+[.J13]*16+[.J14]*32+[.J15]*64+[.J16]*128" office:value-type="float" office:value="31" calcext:value-type="float">
            <text:p>31</text:p>
          </table:table-cell>
          <table:table-cell table:formula="of:=[.K9]+2*[.K10]+[.K11]*4+[.K12]*8+[.K13]*16+[.K14]*32+[.K15]*64+[.K16]*128" office:value-type="float" office:value="0" calcext:value-type="float">
            <text:p>0</text:p>
          </table:table-cell>
          <table:table-cell table:formula="of:=[.L9]+2*[.L10]+[.L11]*4+[.L12]*8+[.L13]*16+[.L14]*32+[.L15]*64+[.L16]*128" office:value-type="float" office:value="0" calcext:value-type="float">
            <text:p>0</text:p>
          </table:table-cell>
          <table:table-cell table:formula="of:=[.M9]+2*[.M10]+[.M11]*4+[.M12]*8+[.M13]*16+[.M14]*32+[.M15]*64+[.M16]*128" office:value-type="float" office:value="0" calcext:value-type="float">
            <text:p>0</text:p>
          </table:table-cell>
          <table:table-cell table:formula="of:=[.N9]+2*[.N10]+[.N11]*4+[.N12]*8+[.N13]*16+[.N14]*32+[.N15]*64+[.N16]*128" office:value-type="float" office:value="0" calcext:value-type="float">
            <text:p>0</text:p>
          </table:table-cell>
          <table:table-cell table:formula="of:=[.O9]+2*[.O10]+[.O11]*4+[.O12]*8+[.O13]*16+[.O14]*32+[.O15]*64+[.O16]*128" office:value-type="float" office:value="0" calcext:value-type="float">
            <text:p>0</text:p>
          </table:table-cell>
          <table:table-cell table:formula="of:=DEC2HEX([.P9])" office:value-type="string" office:string-value="FF" calcext:value-type="string">
            <text:p>FF</text:p>
          </table:table-cell>
          <table:table-cell table:formula="of:=DEC2HEX([.Q9])" office:value-type="string" office:string-value="FF" calcext:value-type="string">
            <text:p>FF</text:p>
          </table:table-cell>
          <table:table-cell table:formula="of:=DEC2HEX([.R9])" office:value-type="string" office:string-value="76" calcext:value-type="string">
            <text:p>76</text:p>
          </table:table-cell>
          <table:table-cell table:formula="of:=DEC2HEX([.S9])" office:value-type="string" office:string-value="63" calcext:value-type="string">
            <text:p>63</text:p>
          </table:table-cell>
          <table:table-cell table:formula="of:=DEC2HEX([.T9])" office:value-type="string" office:string-value="61" calcext:value-type="string">
            <text:p>61</text:p>
          </table:table-cell>
          <table:table-cell table:formula="of:=DEC2HEX([.U9])" office:value-type="string" office:string-value="60" calcext:value-type="string">
            <text:p>60</text:p>
          </table:table-cell>
          <table:table-cell table:formula="of:=DEC2HEX([.V9])" office:value-type="string" office:string-value="60" calcext:value-type="string">
            <text:p>60</text:p>
          </table:table-cell>
          <table:table-cell table:formula="of:=DEC2HEX([.W9])" office:value-type="string" office:string-value="70" calcext:value-type="string">
            <text:p>70</text:p>
          </table:table-cell>
          <table:table-cell table:formula="of:=DEC2HEX([.X9])" office:value-type="string" office:string-value="3F" calcext:value-type="string">
            <text:p>3F</text:p>
          </table:table-cell>
          <table:table-cell table:formula="of:=DEC2HEX([.Y9])" office:value-type="string" office:string-value="1F" calcext:value-type="string">
            <text:p>1F</text:p>
          </table:table-cell>
          <table:table-cell table:formula="of:=DEC2HEX([.Z9])" office:value-type="string" office:string-value="0" calcext:value-type="string">
            <text:p>0</text:p>
          </table:table-cell>
          <table:table-cell table:formula="of:=DEC2HEX([.AA9])" office:value-type="string" office:string-value="0" calcext:value-type="string">
            <text:p>0</text:p>
          </table:table-cell>
          <table:table-cell table:formula="of:=DEC2HEX([.AB9])" office:value-type="string" office:string-value="0" calcext:value-type="string">
            <text:p>0</text:p>
          </table:table-cell>
          <table:table-cell table:formula="of:=DEC2HEX([.AC9])" office:value-type="string" office:string-value="0" calcext:value-type="string">
            <text:p>0</text:p>
          </table:table-cell>
          <table:table-cell table:formula="of:=DEC2HEX([.AD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table:formula="of:=[.A17]+2*[.A18]+[.A19]*4+[.A20]*8+[.A21]*16+[.A22]*32+[.A23]*64+[.A24]*128" office:value-type="float" office:value="3" calcext:value-type="float">
            <text:p>3</text:p>
          </table:table-cell>
          <table:table-cell table:formula="of:=[.B17]+2*[.B18]+[.B19]*4+[.B20]*8+[.B21]*16+[.B22]*32+[.B23]*64+[.B24]*128" office:value-type="float" office:value="31" calcext:value-type="float">
            <text:p>31</text:p>
          </table:table-cell>
          <table:table-cell table:formula="of:=[.C17]+2*[.C18]+[.C19]*4+[.C20]*8+[.C21]*16+[.C22]*32+[.C23]*64+[.C24]*128" office:value-type="float" office:value="0" calcext:value-type="float">
            <text:p>0</text:p>
          </table:table-cell>
          <table:table-cell table:formula="of:=[.D17]+2*[.D18]+[.D19]*4+[.D20]*8+[.D21]*16+[.D22]*32+[.D23]*64+[.D24]*128" office:value-type="float" office:value="0" calcext:value-type="float">
            <text:p>0</text:p>
          </table:table-cell>
          <table:table-cell table:formula="of:=[.E17]+2*[.E18]+[.E19]*4+[.E20]*8+[.E21]*16+[.E22]*32+[.E23]*64+[.E24]*128" office:value-type="float" office:value="0" calcext:value-type="float">
            <text:p>0</text:p>
          </table:table-cell>
          <table:table-cell table:formula="of:=[.F17]+2*[.F18]+[.F19]*4+[.F20]*8+[.F21]*16+[.F22]*32+[.F23]*64+[.F24]*128" office:value-type="float" office:value="0" calcext:value-type="float">
            <text:p>0</text:p>
          </table:table-cell>
          <table:table-cell table:formula="of:=[.G17]+2*[.G18]+[.G19]*4+[.G20]*8+[.G21]*16+[.G22]*32+[.G23]*64+[.G24]*128" office:value-type="float" office:value="0" calcext:value-type="float">
            <text:p>0</text:p>
          </table:table-cell>
          <table:table-cell table:formula="of:=[.H17]+2*[.H18]+[.H19]*4+[.H20]*8+[.H21]*16+[.H22]*32+[.H23]*64+[.H24]*128" office:value-type="float" office:value="0" calcext:value-type="float">
            <text:p>0</text:p>
          </table:table-cell>
          <table:table-cell table:formula="of:=[.I17]+2*[.I18]+[.I19]*4+[.I20]*8+[.I21]*16+[.I22]*32+[.I23]*64+[.I24]*128" office:value-type="float" office:value="0" calcext:value-type="float">
            <text:p>0</text:p>
          </table:table-cell>
          <table:table-cell table:formula="of:=[.J17]+2*[.J18]+[.J19]*4+[.J20]*8+[.J21]*16+[.J22]*32+[.J23]*64+[.J24]*128" office:value-type="float" office:value="0" calcext:value-type="float">
            <text:p>0</text:p>
          </table:table-cell>
          <table:table-cell table:formula="of:=[.K17]+2*[.K18]+[.K19]*4+[.K20]*8+[.K21]*16+[.K22]*32+[.K23]*64+[.K24]*128" office:value-type="float" office:value="0" calcext:value-type="float">
            <text:p>0</text:p>
          </table:table-cell>
          <table:table-cell table:formula="of:=[.L17]+2*[.L18]+[.L19]*4+[.L20]*8+[.L21]*16+[.L22]*32+[.L23]*64+[.L24]*128" office:value-type="float" office:value="0" calcext:value-type="float">
            <text:p>0</text:p>
          </table:table-cell>
          <table:table-cell table:formula="of:=[.M17]+2*[.M18]+[.M19]*4+[.M20]*8+[.M21]*16+[.M22]*32+[.M23]*64+[.M24]*128" office:value-type="float" office:value="0" calcext:value-type="float">
            <text:p>0</text:p>
          </table:table-cell>
          <table:table-cell table:formula="of:=[.N17]+2*[.N18]+[.N19]*4+[.N20]*8+[.N21]*16+[.N22]*32+[.N23]*64+[.N24]*128" office:value-type="float" office:value="0" calcext:value-type="float">
            <text:p>0</text:p>
          </table:table-cell>
          <table:table-cell table:formula="of:=[.O17]+2*[.O18]+[.O19]*4+[.O20]*8+[.O21]*16+[.O22]*32+[.O23]*64+[.O24]*128" office:value-type="float" office:value="0" calcext:value-type="float">
            <text:p>0</text:p>
          </table:table-cell>
          <table:table-cell table:formula="of:=DEC2HEX([.P17])" office:value-type="string" office:string-value="3" calcext:value-type="string">
            <text:p>3</text:p>
          </table:table-cell>
          <table:table-cell table:formula="of:=DEC2HEX([.Q17])" office:value-type="string" office:string-value="1F" calcext:value-type="string">
            <text:p>1F</text:p>
          </table:table-cell>
          <table:table-cell table:formula="of:=DEC2HEX([.R17])" office:value-type="string" office:string-value="0" calcext:value-type="string">
            <text:p>0</text:p>
          </table:table-cell>
          <table:table-cell table:formula="of:=DEC2HEX([.S17])" office:value-type="string" office:string-value="0" calcext:value-type="string">
            <text:p>0</text:p>
          </table:table-cell>
          <table:table-cell table:formula="of:=DEC2HEX([.T17])" office:value-type="string" office:string-value="0" calcext:value-type="string">
            <text:p>0</text:p>
          </table:table-cell>
          <table:table-cell table:formula="of:=DEC2HEX([.U17])" office:value-type="string" office:string-value="0" calcext:value-type="string">
            <text:p>0</text:p>
          </table:table-cell>
          <table:table-cell table:formula="of:=DEC2HEX([.V17])" office:value-type="string" office:string-value="0" calcext:value-type="string">
            <text:p>0</text:p>
          </table:table-cell>
          <table:table-cell table:formula="of:=DEC2HEX([.W17])" office:value-type="string" office:string-value="0" calcext:value-type="string">
            <text:p>0</text:p>
          </table:table-cell>
          <table:table-cell table:formula="of:=DEC2HEX([.X17])" office:value-type="string" office:string-value="0" calcext:value-type="string">
            <text:p>0</text:p>
          </table:table-cell>
          <table:table-cell table:formula="of:=DEC2HEX([.Y17])" office:value-type="string" office:string-value="0" calcext:value-type="string">
            <text:p>0</text:p>
          </table:table-cell>
          <table:table-cell table:formula="of:=DEC2HEX([.Z17])" office:value-type="string" office:string-value="0" calcext:value-type="string">
            <text:p>0</text:p>
          </table:table-cell>
          <table:table-cell table:formula="of:=DEC2HEX([.AA17])" office:value-type="string" office:string-value="0" calcext:value-type="string">
            <text:p>0</text:p>
          </table:table-cell>
          <table:table-cell table:formula="of:=DEC2HEX([.AB17])" office:value-type="string" office:string-value="0" calcext:value-type="string">
            <text:p>0</text:p>
          </table:table-cell>
          <table:table-cell table:formula="of:=DEC2HEX([.AC17])" office:value-type="string" office:string-value="0" calcext:value-type="string">
            <text:p>0</text:p>
          </table:table-cell>
          <table:table-cell table:formula="of:=DEC2HEX([.AD1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4">
          <table:table-cell table:number-columns-repeated="45"/>
        </table:table-row>
        <table:table-row table:style-name="ro1">
          <table:table-cell table:number-columns-repeated="45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32"/>
          <table:table-cell table:formula="of:=23*0.5" office:value-type="float" office:value="11.5" calcext:value-type="float">
            <text:p>11,5</text:p>
          </table:table-cell>
          <table:table-cell table:number-columns-repeated="12"/>
        </table:table-row>
        <table:table-row table:style-name="ro1" table:number-rows-repeated="6">
          <table:table-cell table:number-columns-repeated="45"/>
        </table:table-row>
        <table:table-row table:style-name="ro1">
          <table:table-cell table:number-columns-repeated="31"/>
          <table:table-cell table:formula="of:=4*107.26" office:value-type="float" office:value="429.04" calcext:value-type="float">
            <text:p>429,04</text:p>
          </table:table-cell>
          <table:table-cell office:value-type="float" office:value="435.01" calcext:value-type="float">
            <text:p>435,01</text:p>
          </table:table-cell>
          <table:table-cell table:formula="of:=[.AF36]/[.AG36]" office:value-type="float" office:value="0.986276177559137" calcext:value-type="float">
            <text:p>0,986276177559137</text:p>
          </table:table-cell>
          <table:table-cell/>
          <table:table-cell table:formula="of:=[.AF36]*0.0138" office:value-type="float" office:value="5.920752" calcext:value-type="float">
            <text:p>5,920752</text:p>
          </table:table-cell>
          <table:table-cell table:formula="of:=[.AG36]-[.AJ36]" office:value-type="float" office:value="429.089248" calcext:value-type="float">
            <text:p>429,089248</text:p>
          </table:table-cell>
          <table:table-cell table:number-columns-repeated="8"/>
        </table:table-row>
        <table:table-row table:style-name="ro1">
          <table:table-cell table:number-columns-repeated="31"/>
          <table:table-cell table:formula="of:=4*102.62" office:value-type="float" office:value="410.48" calcext:value-type="float">
            <text:p>410,48</text:p>
          </table:table-cell>
          <table:table-cell office:value-type="float" office:value="394.31" calcext:value-type="float">
            <text:p>394,31</text:p>
          </table:table-cell>
          <table:table-cell table:formula="of:=[.AF37]/[.AG37]" office:value-type="float" office:value="1.04100834368898" calcext:value-type="float">
            <text:p>1,04100834368898</text:p>
          </table:table-cell>
          <table:table-cell/>
          <table:table-cell table:formula="of:=[.AF37]*0.0394" office:value-type="float" office:value="16.172912" calcext:value-type="float">
            <text:p>16,172912</text:p>
          </table:table-cell>
          <table:table-cell table:formula="of:=[.AF37]-[.AJ37]" office:value-type="float" office:value="394.307088" calcext:value-type="float">
            <text:p>394,30708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3-01T20:07:46.048408447</meta:creation-date>
    <dc:date>2021-03-03T18:10:50.512134012</dc:date>
    <meta:editing-duration>PT41M12S</meta:editing-duration>
    <meta:editing-cycles>1</meta:editing-cycles>
    <meta:document-statistic meta:table-count="2" meta:cell-count="315" meta:object-count="0"/>
    <meta:generator>LibreOffice/6.3.5.2$Linux_X86_64 LibreOffice_project/30$Build-2</meta:generator>
  </office:meta>
</office:document-meta>
</file>